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6b42" officeooo:paragraph-rsid="001c6b42"/>
    </style:style>
    <style:style style:name="P2" style:family="paragraph" style:parent-style-name="Standard">
      <style:text-properties officeooo:rsid="001c6be2" officeooo:paragraph-rsid="001c6be2"/>
    </style:style>
    <style:style style:name="P3" style:family="paragraph" style:parent-style-name="Standard">
      <style:text-properties officeooo:rsid="001dff27" officeooo:paragraph-rsid="001dff27"/>
    </style:style>
    <style:style style:name="P4" style:family="paragraph" style:parent-style-name="Standard">
      <style:text-properties officeooo:paragraph-rsid="001dff27"/>
    </style:style>
    <style:style style:name="P5" style:family="paragraph" style:parent-style-name="Standard">
      <style:text-properties officeooo:rsid="001e8960" officeooo:paragraph-rsid="001e8960"/>
    </style:style>
    <style:style style:name="P6" style:family="paragraph" style:parent-style-name="Standard">
      <style:text-properties officeooo:rsid="00203269" officeooo:paragraph-rsid="00203269"/>
    </style:style>
    <style:style style:name="T1" style:family="text">
      <style:text-properties officeooo:rsid="001dff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estiones Tema 1 – Bases de datos<text:tab/><text:tab/><text:tab/><text:tab/>Alumno: David Bernal Navarrete</text:p>
      <text:p text:style-name="P1"/>
      <text:p text:style-name="P1"/>
      <text:p text:style-name="P1">1. ¿Qué es un fichero?</text:p>
      <text:p text:style-name="P1"><text:line-break/>Un fichero es una forma de almacenar datos en bytes.</text:p>
      <text:p text:style-name="P1"/>
      <text:p text:style-name="P1">2. ¿Qué es una base de datos?</text:p>
      <text:p text:style-name="P1"/>
      <text:p text:style-name="P1">Una base de datos es un conjunto ordenado de ficheros, tratados como uno solo, en el que se ha eliminado parcial o totalmente la redundancia de datos.</text:p>
      <text:p text:style-name="P1"/>
      <text:p text:style-name="P1">3. ¿Qué es un SGBD? Busca en Internet cuáles de son los más utilizados</text:p>
      <text:p text:style-name="P1"/>
      <text:p text:style-name="P2">Un SGBD es un Sistema Gestor de Bases de Datos, los más utilizados son: MySQL, MongoDB, SQLite, PostgreSQL, Oracle, y Microsoft SQL Server.</text:p>
      <text:p text:style-name="P1"/>
      <text:p text:style-name="P1">4. ¿Qué características debe tener una BD?</text:p>
      <text:p text:style-name="P1"/>
      <text:p text:style-name="P3">Debe representar diferentes versiones de los datos; ofrecer un tiempo de respuesta corto y premitir acceder simultáneamente a uno o a diferentes datos; reducir la redundancia al mínimo; ser acesible en cualquier momento; ser simple y segura, evitando la pérdida de datos en cualquier caso; evitar el acceso a datos protegidos por personas no autorizadas; estar organizada de forma que sea accesible de la forma más sencilla y rápida posible; ofrecer información correcta y que responda a los requerimientos del dominio.</text:p>
      <text:p text:style-name="P1"/>
      <text:p text:style-name="P1">5. Diferencia entre privacidad y seguridad.</text:p>
      <text:p text:style-name="P1"/>
      <text:p text:style-name="P3">Privacidad hace referencia a que ciertos datos que solo puedan ser accedidos por personas autorizadas estén bien protegidos, para que no haya accesos indebidos. La seguridad encuadra todos los mecanismos que se usen para evitar la pérdida de datos, ya sea por causas externas a la base de datos (como un incendio), o problemas internos, como por ejemplo, el acceso indebido de una persona no autorizada a los datos, lo cuál, además de ser un fallo de seguridad, es un fallo en la privacidad de la BD, de lo cual podemos asumir que la privacidad y la seguridad están relacionadas.</text:p>
      <text:p text:style-name="P1"/>
      <text:p text:style-name="P1">6. ¿Qué es la integridad?</text:p>
      <text:p text:style-name="P1"/>
      <text:p text:style-name="P4"><text:span text:style-name="T1">La integridad de una BD hace referencia a que los datos sean correctos, estén en buenas condiciones (no estén corruptos), y que los datos correspondan a los requerimientos del dominio. Una BD con buena integridad debe ofrecer resistencia a fallos de hardware, software, y a fallos de acceso concurrente.</text:span></text:p>
      <text:p text:style-name="P1"/>
      <text:p text:style-name="P1">7. ¿Qué es el acceso concurrente?</text:p>
      <text:p text:style-name="P1"/>
      <text:p text:style-name="P5">El acceso concurrente ocurre cuando varios usuarios acceden simultáneamente a la misma pieza de información.</text:p>
      <text:p text:style-name="P1"/>
      <text:p text:style-name="P1">8. ¿Quién es el responsable de la BD?</text:p>
      <text:p text:style-name="P1"/>
      <text:p text:style-name="P5">El administrador de la base de datos es el encargado de que la BD funcione correctamente y no tenga fallos de seguridad, de integridad, ni de privacidad.</text:p>
      <text:p text:style-name="P1"/>
      <text:p text:style-name="P1"><text:soft-page-break/>9. Tipos de usuarios finales de la BD.</text:p>
      <text:p text:style-name="P1"/>
      <text:p text:style-name="P5">Usuarios especializados: Son capaces de crear aplicaciones para su propio uso, usando la BD.</text:p>
      <text:p text:style-name="P5">Usuarios casuales: Realizan consultas sobre la base de datos, pudiendo realizarlas ellos mismos u otras personas.</text:p>
      <text:p text:style-name="P5">Usuarios ingenuos: Solo acceden a la BD a través de aplicaciones ya creadas por otros usuarios.</text:p>
      <text:p text:style-name="P1"/>
      <text:p text:style-name="P1">10. Niveles de abstracción de las BD.</text:p>
      <text:p text:style-name="P1"/>
      <text:p text:style-name="P6">Existen tres niveles de abstracción: primero, tenemos el nivel físico o interno, el cual es el almacenamiento físico en el que los datos se encuentran, como las memorias secundarias, los archivos, incluyendo sus nombres y direcciones, también están los registros, longitud, campos, índices, y directorios de los archivos.</text:p>
      <text:p text:style-name="P6">Después tenemos el nivel conceptual, en el que se describe cómo se almacenan los datos, usando diagramas y diversas formas de representación. Se representan los datos que se van a almacenar, cómo se van a almacenar, y las relaciones que existirán entre ellos. Este nivel lo definen los administradores de la BD, y se crea sin tener en cuenta la organización física ni las formas de acceso, sólo debe cumplir los requerimientos de todos los usuarios y estar debidamente organizada.</text:p>
      <text:p text:style-name="P1"/>
      <text:p text:style-name="P1">11. ¿Qué es el Diccionario de datos?</text:p>
      <text:p text:style-name="P1"/>
      <text:p text:style-name="P1">12. ¿Qué son las restricciones de integridad referencial?</text:p>
      <text:p text:style-name="P1"/>
      <text:p text:style-name="P1">13. ¿Qué es una transacción?</text:p>
      <text:p text:style-name="P1"/>
      <text:p text:style-name="P1">14. Qué es el bloqueo mortal?</text:p>
      <text:p text:style-name="P1"/>
      <text:p text:style-name="P1">15. Tipos de Modelos de dato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1:42:32.615795764</meta:creation-date>
    <dc:date>2020-10-07T12:27:50.837349138</dc:date>
    <meta:editing-duration>PT14M17S</meta:editing-duration>
    <meta:editing-cycles>2</meta:editing-cycles>
    <meta:generator>LibreOffice/6.2.8.2$Linux_X86_64 LibreOffice_project/20$Build-2</meta:generator>
    <meta:document-statistic meta:table-count="0" meta:image-count="0" meta:object-count="0" meta:page-count="2" meta:paragraph-count="29" meta:word-count="621" meta:character-count="3729" meta:non-whitespace-character-count="3132"/>
  </office:meta>
</office:document-meta>
</file>